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4" style:family="table">
      <style:table-properties style:width="16.907cm" fo:margin-left="0.037cm" fo:margin-right="0.055cm" table:align="margins" fo:keep-with-next="always" style:writing-mode="lr-tb"/>
    </style:style>
    <style:style style:name="Taula4.A" style:family="table-column">
      <style:table-column-properties style:column-width="4.096cm" style:rel-column-width="2322*"/>
    </style:style>
    <style:style style:name="Taula4.B" style:family="table-column">
      <style:table-column-properties style:column-width="4.498cm" style:rel-column-width="2550*"/>
    </style:style>
    <style:style style:name="Taula4.C" style:family="table-column">
      <style:table-column-properties style:column-width="3.808cm" style:rel-column-width="2159*"/>
    </style:style>
    <style:style style:name="Taula4.D" style:family="table-column">
      <style:table-column-properties style:column-width="4.505cm" style:rel-column-width="2554*"/>
    </style:style>
    <style:style style:name="Taula4.A1" style:family="table-cell">
      <style:table-cell-properties style:vertical-align="top" fo:background-color="#cccccc" style:border-line-width-left="0.002cm 0.035cm 0.002cm" style:border-line-width-top="0.002cm 0.035cm 0.002cm" fo:padding-left="0.212cm" fo:padding-right="0.212cm" fo:padding-top="0cm" fo:padding-bottom="0cm" fo:border-left="0.039cm double #000000" fo:border-right="none" fo:border-top="0.039cm double #000000" fo:border-bottom="none" style:writing-mode="lr-tb">
        <style:background-image/>
      </style:table-cell-properties>
    </style:style>
    <style:style style:name="Taula4.A2" style:family="table-cell">
      <style:table-cell-properties style:vertical-align="top" fo:background-color="#f2f2f2" style:border-line-width-left="0.002cm 0.035cm 0.002cm" fo:padding-left="0.212cm" fo:padding-right="0.212cm" fo:padding-top="0cm" fo:padding-bottom="0cm" fo:border-left="0.039cm double #000000" fo:border-right="none" fo:border-top="0.002cm solid #000000" fo:border-bottom="0.002cm solid #000000" style:writing-mode="lr-tb">
        <style:background-image/>
      </style:table-cell-properties>
    </style:style>
    <style:style style:name="Taula4.B2" style:family="table-cell">
      <style:table-cell-properties style:vertical-align="top" fo:background-color="#f2f2f2" fo:padding-left="0.212cm" fo:padding-right="0.212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ula4.D2" style:family="table-cell">
      <style:table-cell-properties style:vertical-align="top" fo:background-color="#f2f2f2" style:border-line-width-right="0.002cm 0.035cm 0.002cm" fo:padding-left="0.212cm" fo:padding-right="0.212cm" fo:padding-top="0cm" fo:padding-bottom="0cm" fo:border-left="0.002cm solid #000000" fo:border-right="0.039cm double #000000" fo:border-top="0.002cm solid #000000" fo:border-bottom="0.002cm solid #000000" style:writing-mode="lr-tb">
        <style:background-image/>
      </style:table-cell-properties>
    </style:style>
    <style:style style:name="Taula4.3" style:family="table-row">
      <style:table-row-properties style:min-row-height="0.139cm"/>
    </style:style>
    <style:style style:name="Taula4.A3" style:family="table-cell">
      <style:table-cell-properties style:vertical-align="top" style:border-line-width-left="0.002cm 0.035cm 0.002cm" style:border-line-width-bottom="0.002cm 0.035cm 0.002cm" fo:padding-left="0.212cm" fo:padding-right="0.212cm" fo:padding-top="0cm" fo:padding-bottom="0cm" fo:border-left="0.039cm double #000000" fo:border-right="none" fo:border-top="none" fo:border-bottom="0.039cm double #000000" style:writing-mode="lr-tb"/>
    </style:style>
    <style:style style:name="Taula4.B3" style:family="table-cell">
      <style:table-cell-properties style:vertical-align="top" style:border-line-width-bottom="0.002cm 0.035cm 0.002cm" fo:padding-left="0.212cm" fo:padding-right="0.212cm" fo:padding-top="0cm" fo:padding-bottom="0cm" fo:border-left="0.002cm solid #000000" fo:border-right="none" fo:border-top="none" fo:border-bottom="0.039cm double #000000" style:writing-mode="lr-tb"/>
    </style:style>
    <style:style style:name="Taula4.D3" style:family="table-cell">
      <style:table-cell-properties style:vertical-align="top" style:border-line-width-right="0.002cm 0.035cm 0.002cm" style:border-line-width-bottom="0.002cm 0.035cm 0.002cm" fo:padding-left="0.212cm" fo:padding-right="0.212cm" fo:padding-top="0cm" fo:padding-bottom="0cm" fo:border-left="0.002cm solid #000000" fo:border-right="0.039cm double #000000" fo:border-top="none" fo:border-bottom="0.039cm double #000000" style:writing-mode="lr-tb"/>
    </style:style>
    <style:style style:name="P1" style:family="paragraph" style:parent-style-name="Heading_20_2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top="0.159cm" fo:margin-bottom="0cm" fo:text-align="center" style:justify-single-word="false" fo:hyphenation-ladder-count="no-limit" style:snap-to-layout-grid="false">
        <style:tab-stops>
          <style:tab-stop style:position="-1.27cm"/>
        </style:tab-stops>
      </style:paragraph-properties>
      <style:text-properties style:font-name="Times New Roman" fo:font-size="10pt" fo:letter-spacing="-0.002cm" fo:language="ca" fo:country="ES" fo:font-weight="bold" style:font-size-asian="10pt" style:font-weight-asian="bold" style:font-size-complex="10pt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.095cm" fo:text-align="center" style:justify-single-word="false" fo:hyphenation-ladder-count="no-limit">
        <style:tab-stops>
          <style:tab-stop style:position="-1.27cm"/>
        </style:tab-stops>
      </style:paragraph-properties>
      <style:text-properties style:font-name="Times New Roman" fo:font-size="10pt" fo:letter-spacing="-0.002cm" fo:language="ca" fo:country="ES" fo:font-weight="bold" style:font-size-asian="10pt" style:font-weight-asian="bold" style:font-size-complex="10pt" fo:hyphenate="false" fo:hyphenation-remain-char-count="2" fo:hyphenation-push-char-count="2"/>
    </style:style>
    <style:style style:name="P4" style:family="paragraph" style:parent-style-name="Standard">
      <style:paragraph-properties fo:margin-top="0.159cm" fo:margin-bottom="0.095cm" fo:text-align="center" style:justify-single-word="false" fo:hyphenation-ladder-count="no-limit" style:snap-to-layout-grid="false">
        <style:tab-stops>
          <style:tab-stop style:position="-1.27cm"/>
        </style:tab-stops>
      </style:paragraph-properties>
      <style:text-properties style:font-name="Times New Roman" fo:font-size="10pt" fo:letter-spacing="-0.002cm" fo:language="ca" fo:country="ES" fo:font-weight="bold" style:font-size-asian="10pt" style:font-weight-asian="bold" style:font-size-complex="10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style:font-name="Arial" fo:font-size="9pt" fo:letter-spacing="-0.002cm" fo:language="ca" fo:country="ES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8" style:family="paragraph" style:parent-style-name="Standard" style:list-style-name="L1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9" style:family="paragraph" style:parent-style-name="Standard" style:list-style-name="L2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0" style:family="paragraph" style:parent-style-name="Standard" style:list-style-name="L3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1" style:family="paragraph" style:parent-style-name="Standard" style:list-style-name="L4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2" style:family="paragraph" style:parent-style-name="Standard" style:list-style-name="L5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3" style:family="paragraph" style:parent-style-name="Standard" style:list-style-name="L6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4" style:family="paragraph" style:parent-style-name="Standard" style:list-style-name="L7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5" style:family="paragraph" style:parent-style-name="Standard" style:list-style-name="L8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6" style:family="paragraph" style:parent-style-name="Standard" style:list-style-name="L9">
      <style:paragraph-properties fo:hyphenation-ladder-count="no-limit" style:snap-to-layout-grid="false"/>
      <style:text-properties style:font-name="Arial" fo:font-size="9pt" fo:letter-spacing="-0.002cm" fo:language="ca" fo:country="ES" style:font-size-asian="9pt" style:font-size-complex="9pt"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 style:snap-to-layout-grid="false"/>
      <style:text-properties style:font-name="Arial" fo:font-size="9pt" fo:letter-spacing="-0.005cm" fo:language="ca" fo:country="ES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19" style:family="paragraph" style:parent-style-name="Standard" style:list-style-name="L10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20" style:family="paragraph" style:parent-style-name="Standard" style:list-style-name="L11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21" style:family="paragraph" style:parent-style-name="Standard" style:list-style-name="L12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22" style:family="paragraph" style:parent-style-name="Standard" style:list-style-name="L13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23" style:family="paragraph" style:parent-style-name="Standard" style:list-style-name="L14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24" style:family="paragraph" style:parent-style-name="Standard" style:list-style-name="L15">
      <style:paragraph-properties fo:hyphenation-ladder-count="no-limit" style:snap-to-layout-grid="false"/>
      <style:text-properties style:font-name="Arial" fo:font-size="9pt" fo:letter-spacing="-0.005cm" fo:language="ca" fo:country="ES" style:font-size-asian="9pt" style:font-size-complex="9pt" fo:hyphenate="false" fo:hyphenation-remain-char-count="2" fo:hyphenation-push-char-count="2"/>
    </style:style>
    <style:style style:name="P25" style:family="paragraph" style:parent-style-name="Table">
      <style:text-properties fo:language="ca" fo:country="ES"/>
    </style:style>
    <text:list-style style:name="L1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02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05cm" text:min-label-width="0.1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/>
      <text:h text:style-name="P1" text:outline-level="2" text:is-list-header="true">Quadre del disseny curricular del crèdit</text:h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header-rows>
          <table:table-row>
            <table:table-cell table:style-name="Taula4.A1" table:number-columns-spanned="4" office:value-type="string">
              <text:p text:style-name="P2">Crèdit 2: Gestió de xarxes d'àrea local.</text:p>
              <text:p text:style-name="P3">Durada: 240 h</text:p>
            </table:table-cell>
            <table:covered-table-cell/>
            <table:covered-table-cell/>
            <table:covered-table-cell/>
          </table:table-row>
          <table:table-row>
            <table:table-cell table:style-name="Taula4.A2" office:value-type="string">
              <text:p text:style-name="P4">Objectius terminals</text:p>
            </table:table-cell>
            <table:table-cell table:style-name="Taula4.B2" office:value-type="string">
              <text:p text:style-name="P4">Continguts de fets, conceptes i sistemes conceptuals</text:p>
            </table:table-cell>
            <table:table-cell table:style-name="Taula4.B2" office:value-type="string">
              <text:p text:style-name="P4">Continguts de procediments</text:p>
            </table:table-cell>
            <table:table-cell table:style-name="Taula4.D2" office:value-type="string">
              <text:p text:style-name="P4">Continguts d’actituds</text:p>
            </table:table-cell>
          </table:table-row>
        </table:table-header-rows>
        <table:table-row table:style-name="Taula4.3">
          <table:table-cell table:style-name="Taula4.A3" office:value-type="string">
            <text:p text:style-name="P5"/>
            <text:p text:style-name="P5">1.Interpretar les característiques tecnicofuncionals de cada element de la xarxa, a partir del seu funcionament i de la documentació tècnica corresponent.</text:p>
            <text:p text:style-name="P5"/>
            <text:p text:style-name="P5">2.Identificar els recursos compatibles que cal compartir en una xarxa, les tècniques que utilitza el sistema operatiu per a la seva gestió i la influència dels procediments d'operació sobre el sistema.</text:p>
            <text:p text:style-name="P5"/>
            <text:p text:style-name="P5">3.Diferenciar les característiques fonamentals dels sistemes operatius de xarxa més utilitzats actualment, i també les tendències segons les informacions tècniques a l'abast.</text:p>
            <text:p text:style-name="P5"/>
            <text:p text:style-name="P5">4. Interpretar els procediments que garanteixen la seguretat, la integritat i la confidencialitat de la informació d'usuari en un sistema de xarxa.</text:p>
            <text:p text:style-name="P5"/>
            <text:p text:style-name="P5">5.Diferenciar la composició física d'un sistema de xarxa, els medis físics de transmissió, els equips, els estàndards de funcionament i el mode de connexió, a partir de la documentació tècnica.</text:p>
            <text:p text:style-name="P5"/>
            <text:p text:style-name="P5">6. Determinar a partir de l'anàlisi de necessitats, la topologia de xarxa local que més s'ajusti als requeriments d'usuari, als espais i a la ubicació definits prèviament.</text:p>
            <text:p text:style-name="P5"/>
            <text:p text:style-name="P5">7. Elaborar diagrames generals i detallats per a la instal·lació del cablejat, estacions de treball i unitats de connexió de la xarxa. </text:p>
            <text:p text:style-name="P5"/>
            <text:p text:style-name="P5">8. Establir les característiques rellevants de configuració del maquinari i programari i els requeriments d'instal·lació d'un sistema operatiu de xarxa segons les necessitats d'usuari plantejades.</text:p>
            <text:p text:style-name="P6"/>
            <text:p text:style-name="P6">9. Determinar en la instal·lació d'una xarxa, les mesures de seguretat que s'han d'establir per garantir la integritat, confidencialitat i disponibilitat de la informació existent.</text:p>
            <text:p text:style-name="P6"/>
            <text:p text:style-name="P6">10. Instal·lar el maquinari i el programari base en un entorn en xarxa i en un mitjà de transmissió ja instal·lat, segons les especificacions i el pla establert, amb l'ús de la documentació del programari i maquinari.</text:p>
            <text:p text:style-name="P6"/>
            <text:p text:style-name="P6">11. Verificar la instal·lació del maquinari i del programari base i la interacció de servidors i llocs de treball, segons els requeriments i protocols definits.</text:p>
            <text:p text:style-name="P6"/>
            <text:p text:style-name="P6">12. Crear volums, sistemes d'arxius, servidors de fitxers, d'impressió i de comunicacions, en cada estació de treball, segons els requeriments proposats i la composició del sistema.</text:p>
            <text:p text:style-name="P6"/>
            <text:p text:style-name="P6">13. Dissenyar procediments d'usuari per automatitzar les funcions bàsiques a la xarxa i minimitzar els temps de realització.</text:p>
            <text:p text:style-name="P6"/>
            <text:p text:style-name="P6">14. Dissenyar procediments per garantir la seguretat, integritat i confidencialitat de la informació en una xarxa.</text:p>
            <text:p text:style-name="P6"/>
            <text:p text:style-name="P6">15. Organitzar permisos d'accés i d'ús de la informació i disponibilitat de recursos de la xarxa per a tots els usuaris.</text:p>
            <text:p text:style-name="P6"/>
            <text:p text:style-name="P6">16. Instal·lar el programari per a la prevenció d'errades que afectin a la integritat de les dades i a la lògica dels processos, segons les instruccions dels manuals.</text:p>
            <text:p text:style-name="P6"/>
            <text:p text:style-name="P6">17. Dissenyar procediments que facilitin l'explotació dels recursos compartits de la xarxa i automatitzin les tasques d'administració de la xarxa.</text:p>
            <text:p text:style-name="P6"/>
            <text:p text:style-name="P6">18. Relacionar les necessitats de comunicació, accés de dades i documents d'una organització amb els serveis de comunicació de dades públiques i privades existents i el cost que representa.</text:p>
            <text:p text:style-name="P6"/>
            <text:p text:style-name="P6">19. Discriminar els recursos, les prestacions i les característiques que s'han de considerar per obtenir la connexió de la xarxa a altres xarxes externes i altres sistemes, segons els requeriments establerts.</text:p>
            <text:p text:style-name="P6"/>
            <text:p text:style-name="P6">20. Identificar per mitjà del programa de diagnosi, les causes de funcionament anòmal del sistema i les actuacions que se'n derivin.</text:p>
            <text:p text:style-name="P6"/>
            <text:p text:style-name="P6">21. Definir els criteris i les mesures de caràcter preventiu que s'han d'aplicar per mantenir operatius els equips i el sistema de comunicació.</text:p>
          </table:table-cell>
          <table:table-cell table:style-name="Taula4.B3" office:value-type="string">
            <text:p text:style-name="P6"/>
            <text:p text:style-name="P7">1. Telemàtica:</text:p>
            <text:list text:style-name="L1">
              <text:list-item>
                <text:p text:style-name="P8">La telemàtica: origen, evolució i aplicacions actuals.</text:p>
              </text:list-item>
              <text:list-item>
                <text:p text:style-name="P8">Mitjans físics de transmissió: via cable, sense fils i microones.</text:p>
              </text:list-item>
              <text:list-item>
                <text:p text:style-name="P8">Tipus de transmissió: analògic-digital; símplex, semidúplex, fulldúplex; sèrie-paral·lel; síncrona-asíncrona.</text:p>
              </text:list-item>
              <text:list-item>
                <text:p text:style-name="P8">Tractament d'errors: paritat, ACK/NAK, XON/XOFF.</text:p>
              </text:list-item>
              <text:list-item>
                <text:p text:style-name="P8">Mòdems: elements, velocitat de transmissió, velocitat de modulació, tècniques de modulació, fases de connexió.</text:p>
              </text:list-item>
              <text:list-item>
                <text:p text:style-name="P8">Normativa V: compatibilitat Hayes, protocols, transmissió de dades.</text:p>
              </text:list-item>
              <text:list-item>
                <text:p text:style-name="P8">Multiplexors: tipus.</text:p>
              </text:list-item>
              <text:list-item>
                <text:p text:style-name="P8">Concentradors: tipus.</text:p>
              </text:list-item>
            </text:list>
            <text:p text:style-name="P6"/>
            <text:p text:style-name="P7">2. Arquitectura de xarxes d'àrea local:</text:p>
            <text:list text:style-name="L2">
              <text:list-item>
                <text:p text:style-name="P9">Elements físics: cables, targetes, connectors, funcions.</text:p>
              </text:list-item>
              <text:list-item>
                <text:p text:style-name="P9">Topologies: característiques i tipus.</text:p>
              </text:list-item>
              <text:list-item>
                <text:p text:style-name="P9">Protocols: característiques i tipus.</text:p>
              </text:list-item>
              <text:list-item>
                <text:p text:style-name="P9">Arquitectura OSI: característiques, terminologia, nivells del model.</text:p>
              </text:list-item>
              <text:list-item>
                <text:p text:style-name="P9">Arquitectures estàndards: ETHERNET, TOKEN RING, ARCNET.</text:p>
              </text:list-item>
              <text:list-item>
                <text:p text:style-name="P9">Arquitectures de comunicacions: característiques, tipus, funcions.</text:p>
              </text:list-item>
            </text:list>
            <text:p text:style-name="P7"/>
            <text:p text:style-name="P7">3. Sistema operatiu de xarxa d'àrea local:</text:p>
            <text:p text:style-name="P7"/>
            <text:list text:style-name="L3">
              <text:list-item>
                <text:p text:style-name="P10">Xarxes d'àrea local: recursos, funcions, característiques i tendències actuals.</text:p>
              </text:list-item>
              <text:list-item>
                <text:p text:style-name="P10">Compte d'usuari: grups d'usuaris, directoris d'usuari, atributs. Permisos: jerarquia, responsable de grup, responsable d'usuari.</text:p>
              </text:list-item>
              <text:list-item>
                <text:p text:style-name="P10">Servidor de fitxers: característiques.</text:p>
              </text:list-item>
              <text:list-item>
                <text:p text:style-name="P10">Servidor d'impressió: característiques.</text:p>
              </text:list-item>
              <text:list-item>
                <text:p text:style-name="P10">Servidor de comunicacions: característiques.</text:p>
              </text:list-item>
              <text:list-item>
                <text:p text:style-name="P10">Normativa legal vigent.</text:p>
              </text:list-item>
            </text:list>
            <text:p text:style-name="P7"/>
            <text:p text:style-name="P7">4. Utilització de sistemes operatius de xarxa específics:</text:p>
            <text:list text:style-name="L4">
              <text:list-item>
                <text:p text:style-name="P11">Components bàsics: tendències actuals.</text:p>
              </text:list-item>
              <text:list-item>
                <text:p text:style-name="P11">Àmbit d'usuari: personalització.</text:p>
              </text:list-item>
              <text:list-item>
                <text:p text:style-name="P11">Directoris: estructura en arbre, camins absolut i relatiu, permisos, operacions mitjançant el sistema operatiu de base o utilitats específiques.</text:p>
              </text:list-item>
              <text:list-item>
                <text:p text:style-name="P11">Arxius: permisos, operacions mitjançant el sistema operatiu de base o utilitats específiques.</text:p>
              </text:list-item>
              <text:list-item>
                <text:p text:style-name="P11">Impressió: operacions mitjançant el sistema operatiu de base o utilitats específiques.</text:p>
              </text:list-item>
              <text:list-item>
                <text:p text:style-name="P11">Comunicació entre usuaris mitjançant el sistema operatiu de base o utilitats específiques.</text:p>
              </text:list-item>
              <text:list-item>
                <text:p text:style-name="P11">Guions: característiques, ordres específiques, pas de paràmetres, símbols, variables d'àmbit, creació de menús i procediments automàtics bàsics.</text:p>
              </text:list-item>
            </text:list>
            <text:p text:style-name="P7"/>
            <text:p text:style-name="P7">5. Administrador de sistemes operatius de xarxa d'àrea local:</text:p>
            <text:list text:style-name="L5">
              <text:list-item>
                <text:p text:style-name="P12">Funcions de l'administrador de la xarxa.</text:p>
              </text:list-item>
              <text:list-item>
                <text:p text:style-name="P12">Comptes d'usuari: administració.</text:p>
              </text:list-item>
              <text:list-item>
                <text:p text:style-name="P12">Sistema d'impressió: administració.</text:p>
              </text:list-item>
              <text:list-item>
                <text:p text:style-name="P12">Sistema d'arxius: organització i administració.</text:p>
              </text:list-item>
              <text:list-item>
                <text:p text:style-name="P12">Seguretat de la informació: còpies, recuperació.</text:p>
              </text:list-item>
              <text:list-item>
                <text:p text:style-name="P12">Sistemes de comunicacions: administració.</text:p>
              </text:list-item>
              <text:list-item>
                <text:p text:style-name="P12">Utilitats d'administració de la xarxa.</text:p>
              </text:list-item>
              <text:list-item>
                <text:p text:style-name="P12">Requeriments de funcionament de la xarxa.</text:p>
              </text:list-item>
            </text:list>
            <text:list text:style-name="L6">
              <text:list-header>
                <text:p text:style-name="P13"/>
              </text:list-header>
            </text:list>
            <text:p text:style-name="P7">6. Interconnexió de xarxes:</text:p>
            <text:list text:style-name="L7">
              <text:list-item>
                <text:p text:style-name="P14">Requeriments.</text:p>
              </text:list-item>
              <text:list-item>
                <text:p text:style-name="P14">Prestacions.</text:p>
              </text:list-item>
              <text:list-item>
                <text:p text:style-name="P14">Tipus d'interconnexió: LAN-LAN, LAN-WAN, LAN-MAN.</text:p>
              </text:list-item>
              <text:list-item>
                <text:p text:style-name="P14">Utilitats d'interconnexió: repetidors, ponts, altres.</text:p>
              </text:list-item>
            </text:list>
            <text:p text:style-name="P7"/>
            <text:p text:style-name="P7">7. Serveis de transport de dades:</text:p>
            <text:list text:style-name="L8">
              <text:list-item>
                <text:p text:style-name="P15">Accés a les xarxes públiques: X.25, IBERPAC.</text:p>
              </text:list-item>
              <text:list-item>
                <text:p text:style-name="P15">Integració de xarxes: RDSI.</text:p>
              </text:list-item>
              <text:list-item>
                <text:p text:style-name="P15">Altres xarxes públiques: autopistes de la informació, INTERNET, altres.</text:p>
              </text:list-item>
            </text:list>
            <text:p text:style-name="P7"/>
            <text:p text:style-name="P7">8. Administració de sistemes operatius de xarxes específiques:</text:p>
            <text:list text:style-name="L9">
              <text:list-item>
                <text:p text:style-name="P16">Instal·lació del maquinari: fases.</text:p>
              </text:list-item>
              <text:list-item>
                <text:p text:style-name="P16">Instal·lació del programari base: fases.</text:p>
              </text:list-item>
              <text:list-item>
                <text:p text:style-name="P16">Arrencada de servidors: fases.</text:p>
              </text:list-item>
              <text:list-item>
                <text:p text:style-name="P16">Gestió d'usuaris: comandaments i utilitats.</text:p>
              </text:list-item>
              <text:list-item>
                <text:p text:style-name="P16">Gestió d'impressió: comandaments i utilitats.</text:p>
              </text:list-item>
              <text:list-item>
                <text:p text:style-name="P16">Gestió del maquinari: comandaments i utilitats.</text:p>
              </text:list-item>
              <text:list-item>
                <text:p text:style-name="P16">Gestió de comunicacions amb altres sistemes: comandaments i utilitats.</text:p>
              </text:list-item>
              <text:list-item>
                <text:p text:style-name="P16">Gestió de còpies de seguretat i recuperació: comandaments i utilitats.</text:p>
              </text:list-item>
            </text:list>
          </table:table-cell>
          <table:table-cell table:style-name="Taula4.B3" office:value-type="string">
            <text:p text:style-name="P17"/>
            <text:p text:style-name="P18">1. Instal·lació física de la xarxa:</text:p>
            <text:list text:style-name="L10">
              <text:list-item>
                <text:p text:style-name="P19">Identificació de les característiques de l'indret on s'instal·la.</text:p>
              </text:list-item>
              <text:list-item>
                <text:p text:style-name="P19">Obtenció d'informació sobre els equips i els processos d'instal·lació.</text:p>
              </text:list-item>
              <text:list-item>
                <text:p text:style-name="P19">Verificació dels equips.</text:p>
              </text:list-item>
              <text:list-item>
                <text:p text:style-name="P19">Operativa segons el procés d'instal·lació.</text:p>
              </text:list-item>
              <text:list-item>
                <text:p text:style-name="P19">Comprovació del funcionament de la instal·lació.</text:p>
              </text:list-item>
            </text:list>
            <text:p text:style-name="P17"/>
            <text:p text:style-name="P18">2. Instal·lació i configuració de sistemes operatius de xarxa:</text:p>
            <text:p text:style-name="P17"/>
            <text:list text:style-name="L11">
              <text:list-item>
                <text:p text:style-name="P20">Identificació de les característiques de l'ordinador on s'instal·la</text:p>
              </text:list-item>
              <text:list-item>
                <text:p text:style-name="P20">Detecció de l'existència d'una partició per instal·lar el sistema operatiu de xarxa.</text:p>
              </text:list-item>
              <text:list-item>
                <text:p text:style-name="P20">Realització de les còpies de seguretat de la informació existent, si fa al cas.</text:p>
              </text:list-item>
              <text:list-item>
                <text:p text:style-name="P20">Operativa segons les demandes del sistema i les necessitats de la instal·lació.</text:p>
              </text:list-item>
              <text:list-item>
                <text:p text:style-name="P20">Comprovació del funcionament de la instal·lació.</text:p>
              </text:list-item>
            </text:list>
            <text:p text:style-name="P17"/>
            <text:p text:style-name="P18">3. Desinstal·lació dels sistemes operatius de xarxa:</text:p>
            <text:p text:style-name="P17"/>
            <text:list text:style-name="L12">
              <text:list-item>
                <text:p text:style-name="P21">Obtenció d'informació del procés de desinstal·lació.</text:p>
              </text:list-item>
              <text:list-item>
                <text:p text:style-name="P21">Selecció de les còpies de seguretat de la informació que interessa.</text:p>
              </text:list-item>
              <text:list-item>
                <text:p text:style-name="P21">Operativa segons les demandes del sistema.</text:p>
              </text:list-item>
            </text:list>
            <text:p text:style-name="P18">4. Sessions de treball en sistemes operatius monousuari i multiusuari:</text:p>
            <text:p text:style-name="P17"/>
            <text:list text:style-name="L13">
              <text:list-item>
                <text:p text:style-name="P22">Identificació del tipus d'operació o tasques que cal desenvolupar.</text:p>
              </text:list-item>
              <text:list-item>
                <text:p text:style-name="P22">Anàlisi dels elements del maquinari involucrats en l'operació.</text:p>
              </text:list-item>
              <text:list-item>
                <text:p text:style-name="P22">Consulta i interpretació del manual d'usuari.</text:p>
              </text:list-item>
              <text:list-item>
                <text:p text:style-name="P22">Comprovació que el sistema operatiu està en funcionament.</text:p>
              </text:list-item>
              <text:list-item>
                <text:p text:style-name="P22">Selecció i introducció de les ordres del sistema.</text:p>
              </text:list-item>
              <text:list-item>
                <text:p text:style-name="P22">Determinació de les ordres de sortida.</text:p>
              </text:list-item>
            </text:list>
            <text:p text:style-name="P17"/>
            <text:p text:style-name="P18">5. Administració d'un sistema en xarxa:</text:p>
            <text:p text:style-name="P17"/>
            <text:list text:style-name="L14">
              <text:list-item>
                <text:p text:style-name="P23">Determinació dels requeriments d'accés, manipulació i obtenció d'informació.</text:p>
              </text:list-item>
              <text:list-item>
                <text:p text:style-name="P23">Organització dels comptes d'usuari, dels sistemes d'impressió, dels sistemes d'arxius i dels sistemes de comunicacions.</text:p>
              </text:list-item>
              <text:list-item>
                <text:p text:style-name="P23">Determinació de les còpies de seguretat que cal realitzar periòdicament.</text:p>
              </text:list-item>
              <text:list-item>
                <text:p text:style-name="P23">Recuperació de la informació salvaguardada, si fa al cas.</text:p>
              </text:list-item>
              <text:list-item>
                <text:p text:style-name="P23">Automatització de les tasques rutinàries.</text:p>
              </text:list-item>
              <text:list-item>
                <text:p text:style-name="P23">Control de processos d'execució.</text:p>
              </text:list-item>
              <text:list-item>
                <text:p text:style-name="P23">Obtenció de les mesures d'explotació dels recursos del sistema.</text:p>
              </text:list-item>
              <text:list-item>
                <text:p text:style-name="P23">Valoració de l'operativitat del sistema en xarxa.</text:p>
              </text:list-item>
              <text:list-item>
                <text:p text:style-name="P23">Proposta de millores en la gestió del sistema en xarxa.</text:p>
              </text:list-item>
              <text:list-item>
                <text:p text:style-name="P23">Resolució de problemes en el sistema en xarxa.</text:p>
              </text:list-item>
            </text:list>
            <text:p text:style-name="P17"/>
            <text:p text:style-name="P18"/>
            <text:p text:style-name="P18">6. Resolució de problemes en un sistema en xarxa:</text:p>
            <text:p text:style-name="P17"/>
            <text:list text:style-name="L15">
              <text:list-item>
                <text:p text:style-name="P24">Identificació dels punts o components del sistema que fallen.</text:p>
              </text:list-item>
              <text:list-item>
                <text:p text:style-name="P24">Interpretació de la documentació tècnica.</text:p>
              </text:list-item>
              <text:list-item>
                <text:p text:style-name="P24">Selecció del procediment, mitjans i les condicions del sistema per a la diagnosi.</text:p>
              </text:list-item>
              <text:list-item>
                <text:p text:style-name="P24">Establir mecanismes de seguretat de la informació i del sistema que opera.</text:p>
              </text:list-item>
              <text:list-item>
                <text:p text:style-name="P24">Detecció dels errors o fallades.</text:p>
              </text:list-item>
              <text:list-item>
                <text:p text:style-name="P24">Valoració de la transcendència del problema.</text:p>
              </text:list-item>
              <text:list-item>
                <text:p text:style-name="P24">Proposta de les solucions per restaurar el funcionament del sistema. </text:p>
              </text:list-item>
              <text:list-item>
                <text:p text:style-name="P24">Proposta de mesures preventives.</text:p>
              </text:list-item>
            </text:list>
          </table:table-cell>
          <table:table-cell table:style-name="Taula4.D3" office:value-type="string">
            <text:p text:style-name="P6"/>
            <text:p text:style-name="P7">1. Execució sistemàtica del procés de resolució de problemes:</text:p>
            <text:p text:style-name="P7"/>
            <text:p text:style-name="P6">Presa de decisions raonades en els processos d'instal·lació, configuració, posada a punt i administració de recursos compartits en un sistema de xarxa, i en l'aplicació de correccions a utilitzacions d'usuari inadequades.</text:p>
            <text:p text:style-name="P6"/>
            <text:p text:style-name="P7">2. Execució sistemàtica de la comprovació dels resultats:</text:p>
            <text:p text:style-name="P6"/>
            <text:p text:style-name="P6">Correcció sistemàtica dels errors al moment d'efectuar la instal·lació, configuració i posada a punt del maquinari i programari base del sistema de xarxa i en els processos de manteniment i administració de la xarxa.</text:p>
            <text:p text:style-name="P6"/>
            <text:p text:style-name="P7">3. Optimació del treball:</text:p>
            <text:p text:style-name="P6"/>
            <text:p text:style-name="P6">Eficàcia a l'hora d'instal·lar i configurar el maquinari i d'utilitzar els recursos de la xarxa i de les comunicacions externes.</text:p>
            <text:p text:style-name="P6">Qualitat de treball que asseguri la integritat, disponibilitat i seguretat de la informació.</text:p>
            <text:p text:style-name="P6"/>
            <text:p text:style-name="P7">4. Ordre i mètode de treball:</text:p>
            <text:p text:style-name="P6"/>
            <text:p text:style-name="P6">Ordenació racional de les operacions en els processos d'instal·lació, configuració i prova del maquinari i programari base de la xarxa, dels recursos disponibles i dels requeriments dels usuaris.</text:p>
            <text:p text:style-name="P7"/>
            <text:p text:style-name="P7">5. Compromís amb les obligacions associades al treball:</text:p>
            <text:p text:style-name="P7"/>
            <text:p text:style-name="P6">Realització de les operacions sempre segons les normatives i reglamentacions vigents per a cada tipus d'equip.</text:p>
            <text:p text:style-name="P6">Conservació i manteniment de l'operativitat del sistema de la xarxa.</text:p>
            <text:p text:style-name="P6">Gestió racional del temps disponible per executar les funciones d'administració.</text:p>
            <text:p text:style-name="P6">Seguiment de les normes de funcionament de l'aula i de l'equipament que fixi el propi centre educatiu.</text:p>
            <text:p text:style-name="P6"/>
            <text:p text:style-name="P7">6. Execució independent del treball:</text:p>
            <text:p text:style-name="P6"/>
            <text:p text:style-name="P6">Autosuficiència per executar o controlar la instal·lació, configuració i prova del maquinari i del sistema operatiu de xarxa.</text:p>
            <text:p text:style-name="P6">Rigor en organitzar, controlar i optimar els serveis de la xarxa a l'hora d'establir procediments per la seguretat i protecció de la xarxa i la informació.</text:p>
            <text:p text:style-name="P6">Autoavaluació dels mètodes de treball, o resultats obtinguts, i el temps emprat.</text:p>
            <text:p text:style-name="P6"/>
            <text:p text:style-name="P7">7. Confiança en si mateix:</text:p>
            <text:p text:style-name="P6"/>
            <text:p text:style-name="P6">Seguretat per seleccionar de forma raonada la topologia de xarxa més adequada als requeriments establerts.</text:p>
            <text:p text:style-name="P7"/>
            <text:p text:style-name="P7">8. Relació interpersonal quant al treball d'equip:</text:p>
            <text:p text:style-name="P6"/>
            <text:p text:style-name="P6">Intercanvi d'idees i experiències anteriors en els diferents processos de treball proposats.</text:p>
            <text:p text:style-name="P6">Cordialitat i tolerància amb els components de grup, tant amb les idees com amb els processos de treball, i amb els usuaris en l'administració dels recursos de la xarxa.</text:p>
            <text:p text:style-name="P6">Cooperació en atendre les demandes d'usuari i resoldre els problemes d'ús dels recursos compartits.</text:p>
            <text:p text:style-name="P6">Respecte per les opinions dels companys quant a procés i mètodes de treball en l'administració del sistema o comunicacions.</text:p>
            <text:p text:style-name="P6"/>
            <text:p text:style-name="P7">9. Creativitat:</text:p>
            <text:p text:style-name="P6"/>
            <text:p text:style-name="P6">Suscitació de recursos per administrar la xarxa i per establir els procediments que assegurin la integritat, disponibilitat i seguretat de la xarxa i de la informació.</text:p>
            <text:p text:style-name="P7"/>
            <text:p text:style-name="P7">10. Adaptació a noves situacions:</text:p>
            <text:p text:style-name="P6"/>
            <text:p text:style-name="P6">Reorganització de les operacions que s'han de fer individualment o en grup davant d'imprevistos o dificultats.</text:p>
            <text:p text:style-name="P6">Recerca de les formes d'administrar les comunicacions externes, segons el producte i les demandes internes.</text:p>
            <text:p text:style-name="P6"/>
            <text:p text:style-name="P7">11. Respecte per la salut, el medi ambient i la seguretat laboral:</text:p>
            <text:p text:style-name="P6"/>
            <text:p text:style-name="P6">Observació de les normes de seguretat per prevenir les situacions anòmales que puguin afectar la salut pròpia i dels altres.</text:p>
            <text:p text:style-name="P6"/>
            <text:p text:style-name="P7">12. Valoració de resultats:</text:p>
            <text:p text:style-name="P6"/>
            <text:p text:style-name="P6">Autoavaluació sistemàtica de les tasques realitzades, de les modificacions introduïdes i dels resultats obtinguts en els processos d'instal·lació i configuració del maquinari i programari base del sistema de xarxa.</text:p>
            <text:p text:style-name="P6"/>
            <text:p text:style-name="P7">13. Progrés i promoció dins de la professió:</text:p>
            <text:p text:style-name="P6"/>
            <text:p text:style-name="P6">Constància i esforç per aprendre i actualitzar-se en l'administració de la xarxa i en els sistemes de comunicació externa.</text:p>
          </table:table-cell>
        </table:table-row>
      </table:table>
      <text:p text:style-name="P25">Taula <text:sequence text:ref-name="refTable2" text:name="Table" text:formula="ooow:Table+1" style:num-format="1">1</text:sequence>: Quadre del disseny curricular del crèd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21T16:37:17</meta:creation-date>
    <dc:creator>sergi</dc:creator>
    <dc:date>2006-06-21T16:40:26</dc:date>
    <dc:language>ca-ES</dc:language>
    <meta:editing-cycles>2</meta:editing-cycles>
    <meta:editing-duration>PT3M1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166" meta:word-count="1823" meta:character-count="12770"/>
  </office:meta>
</office:document-meta>
</file>